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8cm"/>
    </style:style>
    <style:style style:name="co2" style:family="table-column">
      <style:table-column-properties fo:break-before="auto" style:column-width="7.752cm"/>
    </style:style>
    <style:style style:name="co3" style:family="table-column">
      <style:table-column-properties fo:break-before="auto" style:column-width="20.39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884cm" fo:break-before="auto" style:use-optimal-row-height="true"/>
    </style:style>
    <style:style style:name="ro3" style:family="table-row">
      <style:table-row-properties style:row-height="2.085cm" fo:break-before="auto" style:use-optimal-row-height="true"/>
    </style:style>
    <style:style style:name="ro4" style:family="table-row">
      <style:table-row-properties style:row-height="1.284cm" fo:break-before="auto" style:use-optimal-row-height="true"/>
    </style:style>
    <style:style style:name="ro5" style:family="table-row">
      <style:table-row-properties style:row-height="1.685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Week </text:p>
          </table:table-cell>
          <table:table-cell table:style-name="ce2" office:value-type="string">
            <text:p>Goals</text:p>
          </table:table-cell>
          <table:table-cell table:style-name="ce1" office:value-type="string">
            <text:p>Comments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Week 1</text:p>
          </table:table-cell>
          <table:table-cell office:value-type="string">
            <text:p>General Project Description</text:p>
            <text:p>Verification of the faisability of the algorithm</text:p>
          </table:table-cell>
          <table:table-cell office:value-type="string">
            <text:p>Goals and means of the project understood. Read main papers on the subject</text:p>
            <text:p>Algorithm is ergodic (ask Paolo for more details). Detailed balance is ok.</text:p>
          </table:table-cell>
          <table:table-cell table:number-columns-repeated="1021"/>
        </table:table-row>
        <table:table-row table:style-name="ro3">
          <table:table-cell office:value-type="string">
            <text:p>Week 2</text:p>
          </table:table-cell>
          <table:table-cell office:value-type="string">
            <text:p>Design algorithm flow</text:p>
            <text:p>Design class diagrams</text:p>
            <text:p>Identifiy needed data structures</text:p>
            <text:p>Identify needed input</text:p>
            <text:p>Identify wanted outputs</text:p>
          </table:table-cell>
          <table:table-cell office:value-type="string">
            <text:p>Two verions proposed </text:p>
            <text:p>In progress</text:p>
            <text:p>To do, after algorithm structure fixed</text:p>
            <text:p>Ok. Discuss with Paolo</text:p>
            <text:p>Ok. Discuss with Paolo</text:p>
          </table:table-cell>
          <table:table-cell table:number-columns-repeated="1021"/>
        </table:table-row>
        <table:table-row table:style-name="ro4">
          <table:table-cell office:value-type="string">
            <text:p>Week 3</text:p>
          </table:table-cell>
          <table:table-cell office:value-type="string">
            <text:p>Implementation, step 1</text:p>
            <text:p>Class implementation</text:p>
            <text:p>Unitary tests</text:p>
          </table:table-cell>
          <table:table-cell table:number-columns-repeated="1022"/>
        </table:table-row>
        <table:table-row table:style-name="ro5">
          <table:table-cell office:value-type="string">
            <text:p>Week 4</text:p>
          </table:table-cell>
          <table:table-cell office:value-type="string">
            <text:p>Implementation, step 2 </text:p>
            <text:p>Class implemetation</text:p>
            <text:p>Unitary tests</text:p>
            <text:p>Global code structure overview</text:p>
          </table:table-cell>
          <table:table-cell table:number-columns-repeated="1022"/>
        </table:table-row>
        <table:table-row table:style-name="ro5">
          <table:table-cell office:value-type="string">
            <text:p>Week 5</text:p>
          </table:table-cell>
          <table:table-cell office:value-type="string">
            <text:p>Runs with no VE : simple pivot and new algo</text:p>
            <text:p>Compare number of elem. Operations needed to obtain Nconf conformations</text:p>
            <text:p>Compare decorrelation time between the 2 algos</text:p>
          </table:table-cell>
          <table:table-cell table:number-columns-repeated="1022"/>
        </table:table-row>
        <table:table-row table:style-name="ro1">
          <table:table-cell office:value-type="string">
            <text:p>Week 6</text:p>
          </table:table-cell>
          <table:table-cell office:value-type="string">
            <text:p>Runs with VE : same operations as without VE</text:p>
          </table:table-cell>
          <table:table-cell table:number-columns-repeated="1022"/>
        </table:table-row>
        <table:table-row table:style-name="ro1">
          <table:table-cell office:value-type="string">
            <text:p>Week 7</text:p>
          </table:table-cell>
          <table:table-cell table:number-columns-repeated="1023"/>
        </table:table-row>
        <table:table-row table:style-name="ro1">
          <table:table-cell office:value-type="string">
            <text:p>Week 8</text:p>
          </table:table-cell>
          <table:table-cell table:number-columns-repeated="1023"/>
        </table:table-row>
        <table:table-row table:style-name="ro1">
          <table:table-cell office:value-type="string">
            <text:p>Week 9</text:p>
          </table:table-cell>
          <table:table-cell table:number-columns-repeated="1023"/>
        </table:table-row>
        <table:table-row table:style-name="ro1">
          <table:table-cell office:value-type="string">
            <text:p>Week 10</text:p>
          </table:table-cell>
          <table:table-cell table:number-columns-repeated="1023"/>
        </table:table-row>
        <table:table-row table:style-name="ro1">
          <table:table-cell office:value-type="string">
            <text:p>Week 11</text:p>
          </table:table-cell>
          <table:table-cell table:number-columns-repeated="1023"/>
        </table:table-row>
        <table:table-row table:style-name="ro1">
          <table:table-cell office:value-type="string">
            <text:p>Week 12</text:p>
          </table:table-cell>
          <table:table-cell table:number-columns-repeated="1023"/>
        </table:table-row>
        <table:table-row table:style-name="ro1">
          <table:table-cell office:value-type="string">
            <text:p>Week 13</text:p>
          </table:table-cell>
          <table:table-cell table:number-columns-repeated="1023"/>
        </table:table-row>
        <table:table-row table:style-name="ro1">
          <table:table-cell office:value-type="string">
            <text:p>Week 14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4" table:default-cell-style-name="Default"/>
        <table:table-row table:style-name="ro6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23.09.2012</text:date>, <text:time>13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16:07:35</meta:creation-date>
    <dc:date>2012-09-23T13:47:21</dc:date>
    <meta:editing-duration>PT21H39M47S</meta:editing-duration>
    <meta:editing-cycles>12</meta:editing-cycles>
    <meta:generator>LibreOffice/3.4$Unix LibreOffice_project/340m1$Build-502</meta:generator>
    <meta:document-statistic meta:table-count="3" meta:cell-count="25" meta:object-count="0"/>
  </office:meta>
</office:document-meta>
</file>